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presentation:style-name="pr4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04T19:06:20.310000000</meta:creation-date>
    <meta:editing-duration>P0D</meta:editing-duration>
    <meta:editing-cycles>1</meta:editing-cycles>
    <meta:generator>LibreOffice/7.2.1.2$Windows_X86_64 LibreOffice_project/87b77fad49947c1441b67c559c339af8f3517e22</meta:generator>
    <dc:title>Blue Curve</dc:title>
    <meta:document-statistic meta:object-count="42"/>
  </office:meta>
</office:document-meta>
</file>